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885416666666667in"/>
    </style:style>
    <style:style style:name="co3" style:family="table-column">
      <style:table-column-properties fo:break-before="auto" style:column-width="0.375in"/>
    </style:style>
    <style:style style:name="co4" style:family="table-column">
      <style:table-column-properties fo:break-before="auto" style:column-width="0.3333333333333333in"/>
    </style:style>
    <style:style style:name="co5" style:family="table-column">
      <style:table-column-properties fo:break-before="auto" style:column-width="0.4166666666666667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4479166666666667in"/>
    </style:style>
    <style:style style:name="co8" style:family="table-column">
      <style:table-column-properties fo:break-before="auto" style:column-width="0.34375in"/>
    </style:style>
    <style:style style:name="co9" style:family="table-column">
      <style:table-column-properties fo:break-before="auto" style:column-width="0.3645833333333333in"/>
    </style:style>
    <style:style style:name="co10" style:family="table-column">
      <style:table-column-properties fo:break-before="auto" style:column-width="1.395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cd.tsv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cd.tsv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1" table:default-cell-style-name="ce15" table:number-columns-repeated="244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AL</text:p>
          </table:table-cell>
          <table:table-cell table:style-name="ce21" office:value-type="string">
            <text:p>FAT</text:p>
          </table:table-cell>
          <table:table-cell table:style-name="ce21" office:value-type="string">
            <text:p>SFAT</text:p>
          </table:table-cell>
          <table:table-cell table:style-name="ce21" office:value-type="string">
            <text:p>TFAT</text:p>
          </table:table-cell>
          <table:table-cell table:style-name="ce21" office:value-type="string">
            <text:p>CHOL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CARB</text:p>
          </table:table-cell>
          <table:table-cell table:style-name="ce21" office:value-type="string">
            <text:p>FBR</text:p>
          </table:table-cell>
          <table:table-cell table:style-name="ce21" office:value-type="string">
            <text:p>SGR</text:p>
          </table:table-cell>
          <table:table-cell table:style-name="ce21" office:value-type="string">
            <text:p>PRO</text:p>
          </table:table-cell>
          <table:table-cell table:style-name="ce21" office:value-type="string">
            <text:p>CATEGORY</text:p>
          </table:table-cell>
        </table:table-row>
        <table:table-row table:style-name="ro2">
          <table:table-cell table:style-name="ce21" office:value-type="string">
            <text:p>Bacon Clubhouse Burger 9.7 oz (274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Rib ® 7.3 oz (208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ig Mac 7.5 oz (212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® with Cheese 7.3 oz (206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Quarter Pounder with Cheese 10.3 oz (291 g)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Hamburger 3.5 oz (99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eeseburger 4 oz (113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BQ Ranch Burger 4 oz (114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Grilled Onion Cheddar 4 oz (114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Cheeseburger 5.7 oz (163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Double 5.2 oz (148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McDouble 5.7 oz (162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aily Double 6.8 oz (191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Jalapeño Double 5.7 oz (160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Deluxe 9.2 oz (260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10 piece)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20 piece) 11.4 oz (323 g)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6 piece) 3.4 oz (97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40 piece) 22.8 oz (646 g)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600">
            <text:p>360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4 piece) 2.3 oz (65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Selects (3 pc) 4.4 oz (12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Crispy) 11 oz (311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Crispy) 10.8 oz (30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Crispy) 10.5 oz (298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Crispy Chicken 9.3 oz (26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Crispy Chicken 10.4 oz (294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, Egg &amp; Cheese Bagel 8.5 oz (242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 &amp; Egg Biscuit (Regular Biscuit) 7 oz (19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Regular Size Biscuit) 4.9 oz (140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6.2 oz (17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Griddles® 5.1 oz (144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® 7.2 oz (20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with Egg Whites 6.8 oz (194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Regular Size Biscuit) 9.4 oz (267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Regular Size Biscuit) 14.5 oz (412 g)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Cinnamon Melts 4 oz (11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Egg White Delight 4.8 oz (135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Large Size Biscuit) 5.9 oz (166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Large Size Biscuit) 15.2 oz (430 g)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Large Size Biscuit) 10.1 oz (286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Large Size Biscuit) 4.8 oz (136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Large Size Biscuit) 6.4 oz (182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Large Size Biscuit) 5.6 oz (159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Large Biscuit) 6 oz (170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 with Egg Whites 5.8 oz (16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with Egg Whites 6.3 oz (178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Regular Biscuit)® 5.3 oz (150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Large Size Biscuit) 10.3 oz (292 g)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Regular Size Biscuit) 9.6 oz (272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Large Biscuit) 15.4 oz (437 g)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200">
            <text:p>2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Regular Biscuit) 14.7 oz (417 g)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040">
            <text:p>204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without Brown Sugar 8.8 oz (250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Large Size Biscuit) 6.5 oz (185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Regular Size Biscuit) 5.9 oz (16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 with Egg Whites 7.4 oz (209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6.7 oz (191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, Egg &amp; Cheese McMuffin 6.4 oz (18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 4 oz (11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(without chicken) 5.9 oz (169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(without chicken) 6.1 oz (17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Small French Fries 2.6 oz (75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Apple Slices 1.2 oz (3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Large French Fries 5.9 oz (168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edium French Fries 3.9 oz (111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Kids Fries 1.3 oz (38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Go-GURT Strawberry Flavored Low Fat Yogurt Tube 2.3 oz (6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Cuties 3 oz (85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ozzarella Sticks (Three pieces) 2.3 oz (65 g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hocolate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Vanilla McCafe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100% Apple Juice Box 6 fl oz (177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Large) -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Medium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Small) -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Large) -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Large) -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Medium) -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Small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Large) -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remium Roast Iced Coffee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at Free Chocolate Milk Jug 1 carton (236 ml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Small) 12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asani® Water 16.9 fl oz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One-Percent Low Fat Milk Jug 1 carton (236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Small) (16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Medium) 16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Medium) 21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Large) 30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Medium) 21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Large) 3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Medium) 21 fl oz cup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Extra Small) (1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Large) (3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Medium) (21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Large) 2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Extra Small) 12 fl oz cup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Large) 30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Medium) 21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Extra Small) 12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Red Flash (Extra Small) 9.2 oz (260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Red Flash (Small) 12.6 oz (358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Red Flash (Medium) 18.2 oz (515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Red Flash (Large) 25 oz (709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lassic Lemonade (Medium) 15.6 oz (441 g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lassic Lemonade (Large) 20.3 oz (574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lassic Lemonade (Extra Large) 34.3 oz (97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Classic Lemonade (Medium) 15.6 oz (442 g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Classic Lemonade (Large) 19.5 oz (55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Classic Lemonade (Extra Large) 31.2 oz (885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Strawberry Lemonade (Medium) 17.6 oz (50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Strawberry Lemonade (Large) 22.9 oz (649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Strawberry Lemonade (Extra Large) 37.5 oz (1063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Strawberry Lemonade (Medium) 17.7 oz (50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Strawberry Lemonade (Large) 22.1 oz (6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ozen Strawberry Lemonade (Extra Large) 34.4 oz (974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Lemonade (Small) 12.3 oz (34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Lemonade (Medium) 15.6 oz (44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Lemonade (Large) 20.3 oz (574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Lemonade (Extra Large) 34.3 oz (973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Lemonade (Small) 12.6 oz (357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Lemonade (Medium) 15.6 oz (442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Lemonade (Large) 19.5 oz (553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Lemonade (Extra Large) 31.2 oz (88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Strawberry Lemonade (Small) 13.8 oz (39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Strawberry Lemonade (Medium) 17.6 oz (500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Strawberry Lemonade (Large) 22.9 oz (649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Iced Strawberry Lemonade (Extra Large) 37.5 oz (106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Strawberry Lemonade (Small) 14.1 oz (39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Strawberry Lemonade (Medium) 17.7 oz (501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Strawberry Lemonade (Large) 22.1 oz (627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outhern Style Frozen Strawberry Lemonade (Extra Large) 34.4 oz (974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Oreo Frappe (Medium) 18.3 oz (518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Oreo Frappe (Large) 22.9 oz (648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cCafe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e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Chocolate Mocha (Medium) 16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Chocolate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Medium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Small) 1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Medium) 16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Large) 20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Large) 20 fl oz cup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Small) 12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Medium) 16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Large) 2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Large) 22 fl oz cup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Medium) 16 fl oz cup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Large) 20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Medium) 16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Large) 2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Medium) 16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Large) 22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Large) -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Medium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Small) -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Large) -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Large) -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Medium) -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Small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Large) -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Premium Roast Iced Coffee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e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e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Large) 22 fl oz cup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Small) 1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Large) 20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Small) 1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Large) 20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Large) 20 fl oz cup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Large) 20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Small) 13.3 oz (376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Medium) 16.4 oz (46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White Hot Chocolate (Large) 20.8 oz (590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aked Hot Apple Pie 2.7 oz (7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Chip Cookie 1 cookie (3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Oatmeal Raisin Cookie 1 cookie (33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Reduced Fat Ice Cream Cone 3.7 oz (105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Kiddie Cone 1 oz (29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Fudge Sundae 6.3 oz (179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Caramel Sundae 6.4 oz (182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Sundae 6.3 oz (178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M&amp;M'S® Chocolate Candies (12 fl oz cup) 12 fl oz cup (310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OREO® Cookies (12 fl oz cup) 10.1 oz (285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e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&amp; CREME PIE 3.03 oz (8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M&amp;M'S® Chocolate Candies 7.3 oz (20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OREO® Cookies 6.7 oz (19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e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e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Fried Cherry Pie 2.9 oz (8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weet Potato and Creme Pie 2.8 oz (7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Pumpkin and Creme Pie 2.7 oz (77 g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Grape Jam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Coffee Cream 0.4 fl oz (11 ml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trawberry Preserves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ugar Packet 1 pkg (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EQUAL® ZER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PLENDA® N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t Habanero Sauce 22 oz (0 g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Ketchup Packet 1 pkg (9 g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Creamy Ranch Sauce 0.78 oz (22.134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Sesame Ginger Dressing 1.5 fl oz (44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picy Buffalo Sauce 0.8 oz (22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Balsamic Vinaigrette 1.5 fl oz (44 ml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Creamy Southwest Dressing 1.5 fl oz (44 ml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Family Recipe Italian Dressing 1.5 fl oz (44 ml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alt Packet 1 pkg (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1 pkg (1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Ranch Dressing 2 fl oz (59 ml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weet 'N Sour Sauce 1 pkg (28.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tcake Syrup 1 pkg (6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Peanuts (for Sundaes) 0.3 oz (7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Mustard Sauce 0.8 oz (22 g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Tangy Barbeque Sauce 1 pkg (28.35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Whipped Margarine (1 pat) 1 pkg (6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Tartar Sauce Cup 1 oz (2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Marinara Sauce (Package) 0.8 oz (2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ALLDAYBREAKFAST</text:p>
          </table:table-cell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LLDAYBREAKFA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cd.tsv" style:display-name="PageStyle_mcd.tsv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